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729fcf"/>
    </style:style>
    <style:style style:name="ce2" style:family="table-cell" style:parent-style-name="Default">
      <style:table-cell-properties fo:background-color="#77bc65"/>
    </style:style>
    <style:style style:name="ce3" style:family="table-cell" style:parent-style-name="Default" style:data-style-name="N4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P, дел</text:p>
          </table:table-cell>
          <table:table-cell table:style-name="Default" office:value-type="string" calcext:value-type="string">
            <text:p>dP, Па</text:p>
          </table:table-cell>
          <table:table-cell table:style-name="Default" office:value-type="string" calcext:value-type="string">
            <text:p>V, л</text:p>
          </table:table-cell>
          <table:table-cell table:style-name="Default" office:value-type="string" calcext:value-type="string">
            <text:p>t, с</text:p>
          </table:table-cell>
          <table:table-cell table:style-name="Default" office:value-type="string" calcext:value-type="string">
            <text:p>Q, 10^-3 л/c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.00</text:p>
          </table:table-cell>
          <table:table-cell table:formula="of:=[.A2]*0.2*9.81" office:value-type="float" office:value="9.81" calcext:value-type="float">
            <text:p>9.81</text:p>
          </table:table-cell>
          <table:table-cell office:value-type="float" office:value="0.105" calcext:value-type="float">
            <text:p>0.11</text:p>
          </table:table-cell>
          <table:table-cell office:value-type="float" office:value="12.98" calcext:value-type="float">
            <text:p>12.98</text:p>
          </table:table-cell>
          <table:table-cell table:formula="of:=[.C2]/[.D2] * 1000" office:value-type="float" office:value="8.08936825885978" calcext:value-type="float">
            <text:p>8.09</text:p>
          </table:table-cell>
          <table:table-cell table:number-columns-repeated="2"/>
          <table:table-cell office:value-type="float" office:value="9.81" calcext:value-type="float">
            <text:p>9.81</text:p>
          </table:table-cell>
          <table:table-cell office:value-type="float" office:value="8.08936825885978" calcext:value-type="float">
            <text:p>8.08936825885978</text:p>
          </table:table-cell>
        </table:table-row>
        <table:table-row table:style-name="ro1">
          <table:table-cell office:value-type="float" office:value="13" calcext:value-type="float">
            <text:p>13.00</text:p>
          </table:table-cell>
          <table:table-cell table:formula="of:=[.A3]*0.2*9.81" office:value-type="float" office:value="25.506" calcext:value-type="float">
            <text:p>25.51</text:p>
          </table:table-cell>
          <table:table-cell office:value-type="float" office:value="0.207" calcext:value-type="float">
            <text:p>0.21</text:p>
          </table:table-cell>
          <table:table-cell office:value-type="float" office:value="11.09" calcext:value-type="float">
            <text:p>11.09</text:p>
          </table:table-cell>
          <table:table-cell table:formula="of:=[.C3]/[.D3] * 1000" office:value-type="float" office:value="18.6654643823264" calcext:value-type="float">
            <text:p>18.67</text:p>
          </table:table-cell>
          <table:table-cell table:number-columns-repeated="2"/>
          <table:table-cell office:value-type="float" office:value="25.506" calcext:value-type="float">
            <text:p>25.506</text:p>
          </table:table-cell>
          <table:table-cell office:value-type="float" office:value="18.6654643823264" calcext:value-type="float">
            <text:p>18.6654643823264</text:p>
          </table:table-cell>
        </table:table-row>
        <table:table-row table:style-name="ro1">
          <table:table-cell office:value-type="float" office:value="25" calcext:value-type="float">
            <text:p>25.00</text:p>
          </table:table-cell>
          <table:table-cell table:formula="of:=[.A4]*0.2*9.81" office:value-type="float" office:value="49.05" calcext:value-type="float">
            <text:p>49.05</text:p>
          </table:table-cell>
          <table:table-cell office:value-type="float" office:value="0.371" calcext:value-type="float">
            <text:p>0.37</text:p>
          </table:table-cell>
          <table:table-cell office:value-type="float" office:value="11" calcext:value-type="float">
            <text:p>11.00</text:p>
          </table:table-cell>
          <table:table-cell table:formula="of:=[.C4]/[.D4] * 1000" office:value-type="float" office:value="33.7272727272727" calcext:value-type="float">
            <text:p>33.73</text:p>
          </table:table-cell>
          <table:table-cell table:number-columns-repeated="2"/>
          <table:table-cell office:value-type="float" office:value="49.05" calcext:value-type="float">
            <text:p>49.05</text:p>
          </table:table-cell>
          <table:table-cell office:value-type="float" office:value="33.7272727272727" calcext:value-type="float">
            <text:p>33.7272727272727</text:p>
          </table:table-cell>
        </table:table-row>
        <table:table-row table:style-name="ro1">
          <table:table-cell office:value-type="float" office:value="28" calcext:value-type="float">
            <text:p>28.00</text:p>
          </table:table-cell>
          <table:table-cell table:formula="of:=[.A5]*0.2*9.81" office:value-type="float" office:value="54.936" calcext:value-type="float">
            <text:p>54.94</text:p>
          </table:table-cell>
          <table:table-cell office:value-type="float" office:value="0.573" calcext:value-type="float">
            <text:p>0.57</text:p>
          </table:table-cell>
          <table:table-cell office:value-type="float" office:value="11.19" calcext:value-type="float">
            <text:p>11.19</text:p>
          </table:table-cell>
          <table:table-cell table:formula="of:=[.C5]/[.D5] * 1000" office:value-type="float" office:value="51.2064343163539" calcext:value-type="float">
            <text:p>51.21</text:p>
          </table:table-cell>
          <table:table-cell table:number-columns-repeated="2"/>
          <table:table-cell office:value-type="float" office:value="54.936" calcext:value-type="float">
            <text:p>54.936</text:p>
          </table:table-cell>
          <table:table-cell office:value-type="float" office:value="51.2064343163539" calcext:value-type="float">
            <text:p>51.2064343163539</text:p>
          </table:table-cell>
        </table:table-row>
        <table:table-row table:style-name="ro1">
          <table:table-cell office:value-type="float" office:value="54" calcext:value-type="float">
            <text:p>54.00</text:p>
          </table:table-cell>
          <table:table-cell table:formula="of:=[.A6]*0.2*9.81" office:value-type="float" office:value="105.948" calcext:value-type="float">
            <text:p>105.95</text:p>
          </table:table-cell>
          <table:table-cell office:value-type="float" office:value="0.735" calcext:value-type="float">
            <text:p>0.74</text:p>
          </table:table-cell>
          <table:table-cell office:value-type="float" office:value="10.29" calcext:value-type="float">
            <text:p>10.29</text:p>
          </table:table-cell>
          <table:table-cell table:formula="of:=[.C6]/[.D6] * 1000" office:value-type="float" office:value="71.4285714285714" calcext:value-type="float">
            <text:p>71.43</text:p>
          </table:table-cell>
          <table:table-cell table:number-columns-repeated="2"/>
          <table:table-cell office:value-type="float" office:value="105.948" calcext:value-type="float">
            <text:p>105.948</text:p>
          </table:table-cell>
          <table:table-cell office:value-type="float" office:value="71.4285714285714" calcext:value-type="float">
            <text:p>71.4285714285714</text:p>
          </table:table-cell>
        </table:table-row>
        <table:table-row table:style-name="ro1">
          <table:table-cell office:value-type="float" office:value="62" calcext:value-type="float">
            <text:p>62.00</text:p>
          </table:table-cell>
          <table:table-cell table:formula="of:=[.A7]*0.2*9.81" office:value-type="float" office:value="121.644" calcext:value-type="float">
            <text:p>121.64</text:p>
          </table:table-cell>
          <table:table-cell office:value-type="float" office:value="0.852" calcext:value-type="float">
            <text:p>0.85</text:p>
          </table:table-cell>
          <table:table-cell office:value-type="float" office:value="10.48" calcext:value-type="float">
            <text:p>10.48</text:p>
          </table:table-cell>
          <table:table-cell table:formula="of:=[.C7]/[.D7] * 1000" office:value-type="float" office:value="81.2977099236641" calcext:value-type="float">
            <text:p>81.30</text:p>
          </table:table-cell>
          <table:table-cell table:number-columns-repeated="2"/>
          <table:table-cell office:value-type="float" office:value="121.644" calcext:value-type="float">
            <text:p>121.644</text:p>
          </table:table-cell>
          <table:table-cell office:value-type="float" office:value="81.2977099236641" calcext:value-type="float">
            <text:p>81.2977099236641</text:p>
          </table:table-cell>
        </table:table-row>
        <table:table-row table:style-name="ro1">
          <table:table-cell office:value-type="float" office:value="70" calcext:value-type="float">
            <text:p>70.00</text:p>
          </table:table-cell>
          <table:table-cell table:formula="of:=[.A8]*0.2*9.81" office:value-type="float" office:value="137.34" calcext:value-type="float">
            <text:p>137.34</text:p>
          </table:table-cell>
          <table:table-cell office:value-type="float" office:value="0.99" calcext:value-type="float">
            <text:p>0.99</text:p>
          </table:table-cell>
          <table:table-cell office:value-type="float" office:value="10.8" calcext:value-type="float">
            <text:p>10.80</text:p>
          </table:table-cell>
          <table:table-cell table:formula="of:=[.C8]/[.D8] * 1000" office:value-type="float" office:value="91.6666666666667" calcext:value-type="float">
            <text:p>91.67</text:p>
          </table:table-cell>
          <table:table-cell table:number-columns-repeated="2"/>
          <table:table-cell office:value-type="float" office:value="137.34" calcext:value-type="float">
            <text:p>137.34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table:formula="of:=[.A9]*0.2*9.81" office:value-type="float" office:value="147.15" calcext:value-type="float">
            <text:p>147.15</text:p>
          </table:table-cell>
          <table:table-cell table:style-name="ce2" office:value-type="float" office:value="1.102" calcext:value-type="float">
            <text:p>1.102</text:p>
          </table:table-cell>
          <table:table-cell table:style-name="ce2" office:value-type="float" office:value="11.42" calcext:value-type="float">
            <text:p>11.42</text:p>
          </table:table-cell>
          <table:table-cell table:style-name="ce3" table:formula="of:=[.C9]/[.D9] * 1000" office:value-type="float" office:value="96.4973730297723" calcext:value-type="float">
            <text:p>96.50</text:p>
          </table:table-cell>
          <table:table-cell table:number-columns-repeated="2"/>
          <table:table-cell office:value-type="float" office:value="147.15" calcext:value-type="float">
            <text:p>147.15</text:p>
          </table:table-cell>
          <table:table-cell office:value-type="float" office:value="96.4973730297723" calcext:value-type="float">
            <text:p>96.4973730297723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table:formula="of:=[.A10]*0.2*9.81" office:value-type="float" office:value="176.58" calcext:value-type="float">
            <text:p>176.58</text:p>
          </table:table-cell>
          <table:table-cell table:style-name="ce2" office:value-type="float" office:value="1.178" calcext:value-type="float">
            <text:p>1.178</text:p>
          </table:table-cell>
          <table:table-cell table:style-name="ce2" office:value-type="float" office:value="11.52" calcext:value-type="float">
            <text:p>11.52</text:p>
          </table:table-cell>
          <table:table-cell table:style-name="ce3" table:formula="of:=[.C10]/[.D10] * 1000" office:value-type="float" office:value="102.256944444444" calcext:value-type="float">
            <text:p>102.26</text:p>
          </table:table-cell>
          <table:table-cell table:number-columns-repeated="2"/>
          <table:table-cell office:value-type="float" office:value="176.58" calcext:value-type="float">
            <text:p>176.58</text:p>
          </table:table-cell>
          <table:table-cell office:value-type="float" office:value="102.256944444444" calcext:value-type="float">
            <text:p>102.256944444444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table:formula="of:=[.A11]*0.2*9.81" office:value-type="float" office:value="206.01" calcext:value-type="float">
            <text:p>206.01</text:p>
          </table:table-cell>
          <table:table-cell table:style-name="ce2" office:value-type="float" office:value="1.143" calcext:value-type="float">
            <text:p>1.143</text:p>
          </table:table-cell>
          <table:table-cell table:style-name="ce2" office:value-type="float" office:value="10.77" calcext:value-type="float">
            <text:p>10.77</text:p>
          </table:table-cell>
          <table:table-cell table:style-name="ce3" table:formula="of:=[.C11]/[.D11] * 1000" office:value-type="float" office:value="106.128133704735" calcext:value-type="float">
            <text:p>106.13</text:p>
          </table:table-cell>
          <table:table-cell table:number-columns-repeated="2"/>
          <table:table-cell office:value-type="float" office:value="206.01" calcext:value-type="float">
            <text:p>206.01</text:p>
          </table:table-cell>
          <table:table-cell office:value-type="float" office:value="106.128133704735" calcext:value-type="float">
            <text:p>106.128133704735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" table:formula="of:=[.A12]*0.2*9.81" office:value-type="float" office:value="233.478" calcext:value-type="float">
            <text:p>233.48</text:p>
          </table:table-cell>
          <table:table-cell table:style-name="ce2" office:value-type="float" office:value="1.095" calcext:value-type="float">
            <text:p>1.095</text:p>
          </table:table-cell>
          <table:table-cell table:style-name="ce2" office:value-type="float" office:value="9.82" calcext:value-type="float">
            <text:p>9.82</text:p>
          </table:table-cell>
          <table:table-cell table:style-name="ce3" table:formula="of:=[.C12]/[.D12] * 1000" office:value-type="float" office:value="111.507128309572" calcext:value-type="float">
            <text:p>111.51</text:p>
          </table:table-cell>
          <table:table-cell table:number-columns-repeated="2"/>
          <table:table-cell office:value-type="float" office:value="233.478" calcext:value-type="float">
            <text:p>233.478</text:p>
          </table:table-cell>
          <table:table-cell office:value-type="float" office:value="111.507128309572" calcext:value-type="float">
            <text:p>111.507128309572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table:formula="of:=[.A13]*0.2*9.81" office:value-type="float" office:value="245.25" calcext:value-type="float">
            <text:p>245.25</text:p>
          </table:table-cell>
          <table:table-cell table:style-name="ce2" office:value-type="float" office:value="1.312" calcext:value-type="float">
            <text:p>1.312</text:p>
          </table:table-cell>
          <table:table-cell table:style-name="ce2" office:value-type="float" office:value="11.65" calcext:value-type="float">
            <text:p>11.65</text:p>
          </table:table-cell>
          <table:table-cell table:style-name="ce3" table:formula="of:=[.C13]/[.D13] * 1000" office:value-type="float" office:value="112.618025751073" calcext:value-type="float">
            <text:p>112.62</text:p>
          </table:table-cell>
          <table:table-cell table:number-columns-repeated="2"/>
          <table:table-cell office:value-type="float" office:value="245.25" calcext:value-type="float">
            <text:p>245.25</text:p>
          </table:table-cell>
          <table:table-cell office:value-type="float" office:value="112.618025751073" calcext:value-type="float">
            <text:p>112.618025751073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3" table:formula="of:=[.A14]*0.2*9.81" office:value-type="float" office:value="288.414" calcext:value-type="float">
            <text:p>288.41</text:p>
          </table:table-cell>
          <table:table-cell table:style-name="ce2" office:value-type="float" office:value="1.396" calcext:value-type="float">
            <text:p>1.396</text:p>
          </table:table-cell>
          <table:table-cell table:style-name="ce2" office:value-type="float" office:value="11.7" calcext:value-type="float">
            <text:p>11.7</text:p>
          </table:table-cell>
          <table:table-cell table:style-name="ce3" table:formula="of:=[.C14]/[.D14] * 1000" office:value-type="float" office:value="119.316239316239" calcext:value-type="float">
            <text:p>119.32</text:p>
          </table:table-cell>
          <table:table-cell table:number-columns-repeated="2"/>
          <table:table-cell office:value-type="float" office:value="288.414" calcext:value-type="float">
            <text:p>288.414</text:p>
          </table:table-cell>
          <table:table-cell office:value-type="float" office:value="119.316239316239" calcext:value-type="float">
            <text:p>119.316239316239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3" table:formula="of:=[.A15]*0.2*9.81" office:value-type="float" office:value="357.084" calcext:value-type="float">
            <text:p>357.08</text:p>
          </table:table-cell>
          <table:table-cell table:style-name="ce2" office:value-type="float" office:value="1.609" calcext:value-type="float">
            <text:p>1.609</text:p>
          </table:table-cell>
          <table:table-cell table:style-name="ce2" office:value-type="float" office:value="12.06" calcext:value-type="float">
            <text:p>12.06</text:p>
          </table:table-cell>
          <table:table-cell table:style-name="ce3" table:formula="of:=[.C15]/[.D15] * 1000" office:value-type="float" office:value="133.416252072969" calcext:value-type="float">
            <text:p>133.42</text:p>
          </table:table-cell>
          <table:table-cell table:number-columns-repeated="2"/>
          <table:table-cell office:value-type="float" office:value="357.084" calcext:value-type="float">
            <text:p>357.084</text:p>
          </table:table-cell>
          <table:table-cell office:value-type="float" office:value="133.416252072969" calcext:value-type="float">
            <text:p>133.416252072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9" number:min-decimal-places="19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1:22:41.211083747</meta:creation-date>
    <dc:date>2024-03-07T02:18:19.625770437</dc:date>
    <meta:editing-duration>PT4M46S</meta:editing-duration>
    <meta:editing-cycles>2</meta:editing-cycles>
    <meta:generator>LibreOffice/7.3.7.2$Linux_X86_64 LibreOffice_project/30$Build-2</meta:generator>
    <meta:document-statistic meta:table-count="1" meta:cell-count="103" meta:object-count="0"/>
  </office:meta>
</office:document-meta>
</file>